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733" calcext:value-type="float">
            <text:p>373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out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select contract; guiding macros)</text:p>
          </table:table-cell>
          <table:table-cell/>
          <table:table-cell office:value-type="float" office:value="18641" calcext:value-type="float">
            <text:p>1864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</text:p>
          </table:table-cell>
          <table:table-cell/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auto pilot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auto pilot</text:p>
          </table:table-cell>
          <table:table-cell/>
          <table:table-cell office:value-type="float" office:value="12386" calcext:value-type="float">
            <text:p>12386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17536" calcext:value-type="float">
            <text:p>17536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equal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ompute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2" table:number-rows-repeated="104855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00-00-00T00:00:01.871571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28T16:30:15.858712117</dc:date>
    <dc:creator>Daniel Bruns</dc:creator>
    <meta:editing-duration>P1DT1H36M22S</meta:editing-duration>
    <meta:editing-cycles>23</meta:editing-cycles>
    <meta:generator>LibreOffice/4.1.3.2$Linux_X86_64 LibreOffice_project/410m0$Build-2</meta:generator>
    <meta:document-statistic meta:table-count="1" meta:cell-count="118" meta:object-count="0"/>
  </office:meta>
</office:document-meta>
</file>